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2584C855C0B.png" manifest:media-type="image/png"/>
  <manifest:file-entry manifest:full-path="Pictures/100000010000025800000258BA9914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officeooo:rsid="00035e2a" officeooo:paragraph-rsid="00035e2a" style:font-size-asian="21.8500003814697pt" style:font-size-complex="25pt"/>
    </style:style>
    <style:style style:name="T1" style:family="text">
      <style:text-properties officeooo:rsid="00065e1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R CODE <text:span text:style-name="T1">VTPL</text:span></text:p>
      <text:p text:style-name="P1"/>
      <text:p text:style-name="P1"/>
      <text:p text:style-name="P1">Matériel</text:p>
      <text:p text:style-name="P1"/>
      <text:p text:style-name="P1"><draw:frame draw:style-name="fr1" draw:name="Image1" text:anchor-type="char" svg:width="6.98cm" svg:height="6.98cm" draw:z-index="0"><draw:image xlink:href="Pictures/100000010000025800000258BA9914A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nducteur</text:p>
      <text:p text:style-name="P1"/>
      <text:p text:style-name="P1"><draw:frame draw:style-name="fr2" draw:name="Image2" text:anchor-type="char" svg:width="6.98cm" svg:height="6.98cm" draw:z-index="1"><draw:image xlink:href="Pictures/1000000100000258000002584C855C0B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7T11:08:53.788846867</meta:creation-date>
    <dc:date>2026-01-17T11:20:39.380393431</dc:date>
    <meta:editing-duration>PT9M44S</meta:editing-duration>
    <meta:editing-cycles>3</meta:editing-cycles>
    <meta:generator>LibreOffice/25.8.4.2$Linux_X86_64 LibreOffice_project/580$Build-2</meta:generator>
    <meta:document-statistic meta:table-count="0" meta:image-count="2" meta:object-count="0" meta:page-count="1" meta:paragraph-count="3" meta:word-count="5" meta:character-count="30" meta:non-whitespace-character-count="28"/>
  </office:meta>
</office:document-meta>
</file>